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VariableConf.ExternalVariableConf( List &lt; Element &gt; el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ternalVariableConf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Variable( String id , QName engine , 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rnalVariableConf.getVariabl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